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1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2.099cm"/>
    </style:style>
    <style:style style:name="Table7.C" style:family="table-column">
      <style:table-column-properties style:column-width="1.106cm"/>
    </style:style>
    <style:style style:name="Table7.D" style:family="table-column">
      <style:table-column-properties style:column-width="1.401cm"/>
    </style:style>
    <style:style style:name="Table7.E" style:family="table-column">
      <style:table-column-properties style:column-width="1.697cm"/>
    </style:style>
    <style:style style:name="Table7.F" style:family="table-column">
      <style:table-column-properties style:column-width="1.573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="none"/>
    </style:style>
    <style:style style:name="Table7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="none"/>
    </style:style>
    <style:style style:name="Table7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="none"/>
    </style:style>
    <style:style style:name="Table7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="none"/>
    </style:style>
    <style:style style:name="Table7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="none"/>
    </style:style>
    <style:style style:name="Table7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77bde9" officeooo:paragraph-rsid="027524c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text-properties fo:font-size="2pt" officeooo:paragraph-rsid="0199990e" style:font-size-asian="1.75pt" style:font-size-complex="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7631e7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7631e7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7631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5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6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7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8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9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90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1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78ec6f" style:font-size-asian="8pt" style:font-weight-asian="bold" style:font-name-complex="Lucida Sans" style:font-size-complex="8pt" style:font-weight-complex="bold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officeooo:rsid="00854325"/>
    </style:style>
    <style:style style:name="T54" style:family="text">
      <style:text-properties fo:font-weight="bold" officeooo:rsid="002568f2" style:font-weight-asian="bold" style:font-weight-complex="bold" style:text-scale="101%"/>
    </style:style>
    <style:style style:name="T55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6" style:family="text">
      <style:text-properties officeooo:rsid="00247d45" style:text-scale="101%"/>
    </style:style>
    <style:style style:name="T57" style:family="text">
      <style:text-properties officeooo:rsid="00501cee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style:font-size-asian="9pt" style:font-size-complex="9pt"/>
    </style:style>
    <style:style style:name="T6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4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6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7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0" style:family="text">
      <style:text-properties style:text-position="-5% 100%" fo:font-style="normal" officeooo:rsid="008f8dcf" style:font-style-asian="normal" style:font-style-complex="normal"/>
    </style:style>
    <style:style style:name="T71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2" style:family="text">
      <style:text-properties style:text-position="-6% 100%"/>
    </style:style>
    <style:style style:name="T73" style:family="text">
      <style:text-properties style:text-position="-6% 100%" fo:font-style="normal" style:font-style-asian="normal" style:font-style-complex="normal"/>
    </style:style>
    <style:style style:name="T74" style:family="text">
      <style:text-properties fo:color="#000000" fo:letter-spacing="0.004cm" fo:font-style="normal" style:font-style-asian="normal" style:font-style-complex="normal"/>
    </style:style>
    <style:style style:name="T75" style:family="text">
      <style:text-properties fo:color="#000000" fo:letter-spacing="-0.007cm" fo:font-style="normal" style:font-style-asian="normal" style:font-style-complex="normal"/>
    </style:style>
    <style:style style:name="T76" style:family="text">
      <style:text-properties fo:color="#000000" fo:letter-spacing="-0.007cm" fo:font-style="normal" officeooo:rsid="00105b3d" style:font-style-asian="normal" style:font-style-complex="normal"/>
    </style:style>
    <style:style style:name="T7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6" style:family="text">
      <style:text-properties fo:font-size="16pt" officeooo:rsid="01cc9a9e" style:font-size-asian="16pt" style:font-size-complex="16pt"/>
    </style:style>
    <style:style style:name="T87" style:family="text">
      <style:text-properties officeooo:rsid="0201b59c"/>
    </style:style>
    <style:style style:name="T88" style:family="text">
      <style:text-properties fo:font-size="8pt" fo:letter-spacing="-0.007cm" style:font-size-asian="8pt" style:font-size-complex="8pt"/>
    </style:style>
    <style:style style:name="T89" style:family="text">
      <style:text-properties fo:font-size="8pt" fo:letter-spacing="-0.007cm" officeooo:rsid="0237b2ab" style:font-size-asian="8pt" style:font-size-complex="8pt"/>
    </style:style>
    <style:style style:name="T9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1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2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3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4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96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font-variant="normal" fo:text-transform="none" fo:font-size="6pt" fo:letter-spacing="-0.016cm" fo:font-style="normal" style:text-underline-style="none" officeooo:rsid="02726406" style:font-size-asian="6pt" style:font-style-asian="normal" style:font-size-complex="6pt" style:font-style-complex="normal"/>
    </style:style>
    <style:style style:name="T99" style:family="text">
      <style:text-properties fo:font-variant="normal" fo:text-transform="none" fo:font-size="6pt" fo:letter-spacing="-0.016cm" fo:font-style="normal" style:text-underline-style="none" officeooo:rsid="0278ddff" style:font-size-asian="6pt" style:font-style-asian="normal" style:font-size-complex="6pt" style:font-style-complex="normal"/>
    </style:style>
    <style:style style:name="T100" style:family="text">
      <style:text-properties fo:font-variant="normal" fo:text-transform="none" fo:font-size="6pt" fo:letter-spacing="-0.012cm" fo:font-style="normal" style:text-underline-style="none" officeooo:rsid="00123b43" style:font-size-asian="6pt" style:font-style-asian="normal" style:font-size-complex="6pt" style:font-style-complex="normal"/>
    </style:style>
    <style:style style:name="T101" style:family="text">
      <style:text-properties fo:font-variant="normal" fo:text-transform="none" fo:font-size="6pt" fo:letter-spacing="-0.012cm" fo:font-style="normal" style:text-underline-style="none" fo:font-weight="normal" officeooo:rsid="0278ec6f" style:font-size-asian="5.25pt" style:font-style-asian="normal" style:font-weight-asian="normal" style:font-size-complex="6pt" style:font-style-complex="normal" style:font-weight-complex="normal"/>
    </style:style>
    <style:style style:name="T102" style:family="text">
      <style:text-properties fo:font-variant="normal" fo:text-transform="none" fo:font-size="6pt" fo:letter-spacing="-0.012cm" fo:font-style="normal" style:text-underline-style="none" officeooo:rsid="0278ddff" style:font-size-asian="5.25pt" style:font-style-asian="normal" style:font-size-complex="6pt" style:font-style-complex="normal"/>
    </style:style>
    <style:style style:name="T103" style:family="text">
      <style:text-properties fo:font-variant="normal" fo:text-transform="none" fo:font-size="6pt" fo:letter-spacing="-0.012cm" fo:font-style="normal" style:text-underline-style="none" officeooo:rsid="0278ec6f" style:font-size-asian="5.25pt" style:font-style-asian="normal" style:font-size-complex="6pt" style:font-style-complex="normal"/>
    </style:style>
    <style:style style:name="T104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4"/>
            <text:p text:style-name="P12"><text:span text:style-name="T54"><text:text-input text:description="&lt;if test=&quot;print_letter&quot;&gt;">if</text:text-input></text:span><text:span text:style-name="T55"><text:text-input text:description="&lt;force_letter or o.state in ['proforma', 'proforma2'] and 'X' or o.document_letter_id.name&gt;">C</text:text-input></text:span><text:span text:style-name="T54"><text:text-input text:description="&lt;/if&gt;">if</text:text-input></text:span></text:p>
            <text:p text:style-name="P13"><text:span text:style-name="T56"><text:text-input text:description="&lt;if test=&quot;print_code and o.state not in ['proforma', 'proforma2']&quot;&gt;">39</text:text-input></text:span><text:span text:style-name="T56">Código N </text:span><text:span text:style-name="T56"><text:text-input text:description="&lt;force_code or o.document_type_id.code&gt;">39</text:text-input></text:span><text:span text:style-name="T56"><text:text-input text:description="&lt;/if&gt;">/if</text:text-input></text:span><text:span text:style-name="T56"><text:text-input text:description="&lt;if test=&quot;not print_code&quot;&gt;">39</text:text-input></text:span><text:span text:style-name="T57"><text:text-input text:description="&lt;legend&gt;">legend</text:text-input></text:span><text:span text:style-name="T56"><text:text-input text:description="&lt;/if&gt;">/if</text:text-input></text:span></text:p>
            <text:p text:style-name="P11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4"><text:span text:style-name="T58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6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7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5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6"><text:placeholder text:placeholder-type="text">&lt;if test="print_header"&gt;</text:placeholder><text:s/></text:p>
            <text:p text:style-name="P77"><text:placeholder text:placeholder-type="text">&lt;company.report_company_name or company.name&gt;</text:placeholder></text:p>
            <text:p text:style-name="P78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80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80"><text:span text:style-name="T60">Tel: </text:span><text:span text:style-name="T60"><text:placeholder text:placeholder-type="text">&lt;company.partner_id.phone&gt;</text:placeholder></text:span></text:p>
            <text:p text:style-name="P83"><text:span text:style-name="T73">I.V.A.: </text:span><text:span text:style-name="T60"><text:placeholder text:placeholder-type="text">&lt;company.partner_id.afip_responsability_type_id.name&gt;</text:placeholder></text:span></text:p>
            <text:p text:style-name="P81"><text:placeholder text:placeholder-type="text">&lt;company.partner_id.email&gt;</text:placeholder><text:s/><text:placeholder text:placeholder-type="text">&lt;company.website&gt;</text:placeholder><text:s/><text:span text:style-name="T7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1"><text:span text:style-name="T74"><text:text-input text:description="&lt;if test=&quot;print_header&quot;&gt;">IF2</text:text-input></text:span><text:span text:style-name="T85">CUIT</text:span>: <text:span text:style-name="T87"><text:text-input text:description="&lt;company.partner_id.commercial_partner_id.cuit&gt;">99-99999999-9</text:text-input></text:span><text:span text:style-name="T74"><text:text-input text:description="&lt;/if&gt;">&lt;/if&gt;</text:text-input></text:span></text:p>
            <text:p text:style-name="P62"><text:span text:style-name="T74"><text:text-input text:description="&lt;if test=&quot;print_header&quot;&gt;">IF2</text:text-input></text:span><text:span text:style-name="T76">Ing. Brutos</text:span>: <text:text-input text:description="&lt;company.partner_id.gross_income_number&gt;">EXENTO</text:text-input><text:span text:style-name="T74"><text:text-input text:description="&lt;/if&gt;">&lt;/if&gt;</text:text-input></text:span></text:p>
            <text:p text:style-name="P65"><text:span text:style-name="T74"><text:text-input text:description="&lt;if test=&quot;print_header&quot;&gt;">IF2</text:text-input></text:span><text:span text:style-name="T77">Inicio de actividades</text:span><text:span text:style-name="T75">: </text:span><text:span text:style-name="T75"><text:text-input text:description="&lt;if test=&quot;company.partner_id.start_date&quot;&gt;">If</text:text-input></text:span><text:span text:style-name="T75"><text:text-input text:description="&lt;formatLang(company.partner_id.start_date,date='true')&gt;">DD/MM/YYYY</text:text-input></text:span><text:span text:style-name="T75"><text:text-input text:description="&lt;/if&gt;">/if</text:text-input></text:span><text:span text:style-name="T7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9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82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71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1">Dirección de envió</text:span><text:span text:style-name="T90">:</text:span></text:p>
            <text:p text:style-name="P74"><text:placeholder text:placeholder-type="text">&lt;o.partner_shipping_id.street&gt;</text:placeholder></text:p>
            <text:p text:style-name="P70"><text:span text:style-name="T92"><text:placeholder text:placeholder-type="text">&lt;o.partner_shipping_id.state_id.name&gt;</text:placeholder></text:span><text:span text:style-name="T92"><text:s/></text:span><text:span text:style-name="T92"><text:placeholder text:placeholder-type="text">&lt;o.partner_shipping_id.state_id.code&gt;</text:placeholder></text:span></text:p>
            <text:p text:style-name="P70"><text:span text:style-name="T92"><text:placeholder text:placeholder-type="text">&lt;o.partner_shipping_id.country_id.name&gt;</text:placeholder></text:span><text:span text:style-name="T93"><text:s/></text:span></text:p>
          </table:table-cell>
          <table:covered-table-cell/>
          <table:table-cell table:style-name="Table3.D1" table:number-columns-spanned="2" office:value-type="string">
            <text:p text:style-name="P59"><text:span text:style-name="T83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3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6"><text:span text:style-name="T61"><text:text-input text:description="&lt;o.partner_id.commercial_partner_id.main_id_category_id.code&gt;">CUIT</text:text-input></text:span><text:span text:style-name="T63">:</text:span><text:span text:style-name="T62"> </text:span><text:span text:style-name="T62"><text:placeholder text:placeholder-type="text">&lt;o.partner_id.commercial_partner_id.main_id_number&gt;</text:placeholder></text:span></text:p>
            <text:p text:style-name="P64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7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73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7"><text:span text:style-name="T71"><text:text-input text:description="&lt;o.afip_concept in ['2', '3', '4'] and &quot;Fecha servicio:&quot;&gt;">Fecha Servicio:</text:text-input></text:span><text:span text:style-name="T70"><text:s/></text:span><text:span text:style-name="T7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8"><text:span text:style-name="T78">Importes expresados en </text:span><text:span text:style-name="T78"><text:text-input text:description="&lt;o.currency_id.name or o.company_id.currency_id.name&gt;">rate</text:text-input></text:span><text:span text:style-name="T78"><text:s/></text:span><text:span text:style-name="T79"><text:text-input text:description="&lt;if test=&quot;o.currency_id != o.company_id.currency_id&quot;&gt;">IF2</text:text-input></text:span><text:span text:style-name="T79">- </text:span><text:span text:style-name="T80">Tasa</text:span><text:span text:style-name="T78"> de cambio:</text:span><text:span text:style-name="T13"> </text:span><text:span text:style-name="T14">$</text:span><text:span text:style-name="T78"><text:text-input text:description="&lt;o.currency_rate or o.currency_id.with_context(date=o.date_invoice).compute(1.0, o.company_id.currency_id)&gt;">rate</text:text-input></text:span><text:span text:style-name="T79"> </text:span><text:span text:style-name="T79"><text:text-input text:description="&lt;/if&gt;">IF2</text:text-input></text:span></text:p>
            <text:p text:style-name="P60"><text:span text:style-name="T30">Doc. Origen</text:span><text:span text:style-name="T33">:</text:span><text:span text:style-name="T81"> </text:span><text:span text:style-name="T5"><text:text-input text:description="&lt;o.origin&gt;">o.origin</text:text-input></text:span></text:p>
            <text:p text:style-name="P69"><text:span text:style-name="T31">Referencia:</text:span><text:span text:style-name="T32"> </text:span><text:span text:style-name="T7"><text:placeholder text:placeholder-type="text">&lt;o.name&gt;</text:placeholder></text:span></text:p>
            <text:p text:style-name="P68"><text:span text:style-name="T64">Jurisdicción:</text:span><text:span text:style-name="T65"> </text:span><text:span text:style-name="T66"><text:text-input text:description="&lt;o.partner_id.state_id.name&gt;">o.partner_id.state_id.name</text:text-input></text:span></text:p>
            <text:p text:style-name="P72"><text:span text:style-name="T82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8"/>
      <text:p text:style-name="P28"/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">Item</text:p>
          </table:table-cell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4"><text:span text:style-name="T68"><text:text-input text:description="&lt;if test=&quot;not o.taxes_included&quot;&gt;">If vat discriminated</text:text-input></text:span>%<text:span text:style-name="T45">I.V.A.</text:span><text:span text:style-name="T69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F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1"/>
          </table:table-cell>
          <table:table-cell table:style-name="Table7.B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  <table:table-cell table:style-name="Table7.F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7"><text:text-input text:description="&lt;for each=&quot;sale_line in line.sale_line_ids&quot;&gt;">For each sale_line</text:text-input></text:p>
            <text:p text:style-name="P42"><text:span text:style-name="T95"><text:placeholder text:placeholder-type="text">&lt;sale_line.order_line_seq&gt;</text:placeholder></text:span><text:span text:style-name="T95"><text:s/></text:span></text:p>
            <text:p text:style-name="P43"><text:text-input text:description="&lt;/for&gt;">End For</text:text-input></text:p>
          </table:table-cell>
          <table:table-cell table:style-name="Table7.B3" office:value-type="string">
            <text:p text:style-name="P35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5"/>
            <text:p text:style-name="P36"><text:text-input text:description="&lt;for each=&quot;sale_line in line.sale_line_ids&quot;&gt;">For each sale_line</text:text-input></text:p>
            <text:p text:style-name="P41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cenlaria</text:span><text:span text:style-name="T52">: </text:span><text:span text:style-name="T48"><text:text-input text:description="&lt;sale_line.product_nmc&gt;">HsCode</text:text-input></text:span></text:p>
            <text:p text:style-name="P92"><text:span text:style-name="T96"><text:s text:c="4"/></text:span><text:span text:style-name="T96"><text:placeholder text:placeholder-type="text">&lt;if test="sale_line.maker_id"&gt;</text:placeholder></text:span><text:span text:style-name="T99">Fabricante</text:span><text:span text:style-name="T98">:</text:span><text:span text:style-name="T97"> </text:span><text:span text:style-name="T100"><text:placeholder text:placeholder-type="text">&lt;sale_line.maker_id&gt;</text:placeholder></text:span><text:span text:style-name="T97"><text:placeholder text:placeholder-type="text">&lt;/if&gt;</text:placeholder></text:span><text:span text:style-name="T96"><text:placeholder text:placeholder-type="text">&lt;if test="sale_line.life_date"&gt;</text:placeholder></text:span><text:span text:style-name="T102">Vencimiento</text:span><text:span text:style-name="T98">: </text:span><text:span text:style-name="T97"><text:s/></text:span><text:span text:style-name="T100"><text:placeholder text:placeholder-type="text">&lt;sale_line.life_date&gt;</text:placeholder></text:span><text:span text:style-name="T97"><text:placeholder text:placeholder-type="text">&lt;/if&gt;</text:placeholder></text:span><text:span text:style-name="T96"><text:placeholder text:placeholder-type="text">&lt;if test="sale_line.line_dispatch_name"&gt;</text:placeholder></text:span><text:span text:style-name="T97"><text:s/></text:span><text:span text:style-name="T103">Despacho: </text:span><text:span text:style-name="T100"><text:placeholder text:placeholder-type="text">&lt;sale_line.line_dispatch_name&gt;</text:placeholder></text:span><text:span text:style-name="T97"><text:placeholder text:placeholder-type="text">&lt;/if&gt;</text:placeholder></text:span></text:p>
            <text:p text:style-name="P36"><text:text-input text:description="&lt;/for&gt;">End For</text:text-input></text:p>
          </table:table-cell>
          <table:table-cell table:style-name="Table7.C3" office:value-type="string">
            <text:p text:style-name="P89"><text:span text:style-name="T86"><text:s/></text:span><text:text-input text:description="&lt;not o.taxes_included and line.vat_tax_id.description or &quot;&quot;&gt;">10,5%</text:text-input></text:p>
          </table:table-cell>
          <table:table-cell table:style-name="Table7.D3" office:value-type="string">
            <text:p text:style-name="P90"><text:text-input text:description="&lt;formatLang(line.report_price_net)&gt;">9.999,50</text:text-input></text:p>
          </table:table-cell>
          <table:table-cell table:style-name="Table7.E3" office:value-type="string">
            <text:p text:style-name="P91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F3" office:value-type="string">
            <text:p text:style-name="P29"/>
            <text:p text:style-name="P88"><text:text-input text:description="&lt;formatLang(line.report_price_subtotal)&gt;">99.999,50</text:text-input></text:p>
            <text:p text:style-name="P30"/>
          </table:table-cell>
        </table:table-row>
        <table:table-row table:style-name="Table7.4">
          <table:table-cell table:style-name="Table7.A4" office:value-type="string">
            <text:p text:style-name="P33"/>
          </table:table-cell>
          <table:table-cell table:style-name="Table7.B6" office:value-type="string">
            <text:p text:style-name="P33"><text:text-input text:description="&lt;/for&gt;">End For</text:text-input></text:p>
            <text:p text:style-name="P34"/>
          </table:table-cell>
          <table:table-cell table:style-name="Table7.C4" office:value-type="string">
            <text:p text:style-name="P5"/>
          </table:table-cell>
          <table:table-cell table:style-name="Table7.D4" office:value-type="string">
            <text:p text:style-name="P5"/>
          </table:table-cell>
          <table:table-cell table:style-name="Table7.E4" office:value-type="string">
            <text:p text:style-name="P5"/>
          </table:table-cell>
          <table:table-cell table:style-name="Table7.F4" office:value-type="string">
            <text:p text:style-name="P5"/>
          </table:table-cell>
        </table:table-row>
        <table:table-row table:style-name="Table7.5">
          <table:table-cell table:style-name="Table7.A5" office:value-type="string">
            <text:p text:style-name="P17"/>
          </table:table-cell>
          <table:table-cell table:style-name="Table7.B6" office:value-type="string">
            <text:p text:style-name="P17"><text:text-input text:description="&lt;if test=&quot;page['complete_list']!=''&quot;&gt;">IF2</text:text-input></text:p>
          </table:table-cell>
          <table:table-cell table:style-name="Table7.C5" office:value-type="string">
            <text:p text:style-name="P5"/>
          </table:table-cell>
          <table:table-cell table:style-name="Table7.D5" office:value-type="string">
            <text:p text:style-name="P5"/>
          </table:table-cell>
          <table:table-cell table:style-name="Table7.E5" office:value-type="string">
            <text:p text:style-name="P5"/>
          </table:table-cell>
          <table:table-cell table:style-name="Table7.F5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0"/>
          </table:table-cell>
          <table:table-cell table:style-name="Table7.B6" office:value-type="string">
            <text:p text:style-name="P40"/>
            <text:p text:style-name="P75"><text:text-input text:description="&lt;if test=&quot;o.sale_order_id!=''&quot;&gt;">IF</text:text-input></text:p>
            <text:p text:style-name="P38"><text:span text:style-name="T104">Condición de pago</text:span>: <text:span text:style-name="T48"><text:text-input text:description="&lt;o.sale_order_id.term_payments.name&gt;">payment</text:text-input></text:span></text:p>
            <text:p text:style-name="P39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39"><text:span text:style-name="T104">Lugar de entrega de la mercadería</text:span>: <text:span text:style-name="T47"><text:text-input text:description="&lt;o.sale_order_id.place_of_delivery_id&gt;">PoD</text:text-input></text:span></text:p>
            <text:p text:style-name="P39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39"><text:span text:style-name="T104">Instrucciones para el pago</text:span>: <text:span text:style-name="T47"><text:text-input text:description="&lt;o.sale_order_id.payment_instructions_id&gt;">PI</text:text-input></text:span></text:p>
            <text:p text:style-name="P63"><text:span text:style-name="T94"><text:text-input text:description="&lt;/if&gt;">ENDIF</text:text-input></text:span><text:span text:style-name="T94"><text:s/></text:span></text:p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  <table:table-cell table:style-name="Table7.F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8"/>
          </table:table-cell>
          <table:table-cell table:style-name="Table7.B7" office:value-type="string">
            <text:p text:style-name="P18"><text:span text:style-name="T67"><text:s/></text:span><text:span text:style-name="T84"><text:text-input text:description="&lt;/if&gt;">&lt;/if&gt;</text:text-input></text:span></text:p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  <table:table-cell table:style-name="Table7.F7" office:value-type="string">
            <text:p text:style-name="P5"/>
          </table:table-cell>
        </table:table-row>
      </table:table>
      <text:p text:style-name="P15"><text:soft-page-break/>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5"><text:span text:style-name="T1">OBSERVACIONES</text:span>: <text:span text:style-name="T2"><text:placeholder text:placeholder-type="text">&lt;o.comment&gt;</text:placeholder></text:span></text:p>
            <text:p text:style-name="P47"><text:placeholder text:placeholder-type="text">&lt;if test="o._fields.get('move_currency_id') and o.move_currency_id.name"&gt;</text:placeholder></text:p>
            <text:p text:style-name="P46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7"><text:placeholder text:placeholder-type="text">&lt;/if&gt;</text:placeholder></text:p>
            <text:p text:style-name="P4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7"/>
          </table:table-cell>
          <table:table-cell table:style-name="Table8.B1" office:value-type="string">
            <text:p text:style-name="P48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0"><text:span text:style-name="T89"><text:text-input text:description="&lt;if test=&quot;o.document_letter_id.name not in [ 'B','C']&quot;&gt;">IF A</text:text-input></text:span><text:span text:style-name="T88"><text:text-input text:description="&lt;formatLang(get_subtotal(page['previus_list_page'],'price_subtotal'))&gt;">subtotal</text:text-input></text:span><text:span text:style-name="T88"><text:text-input text:description="&lt;/if&gt;">End B</text:text-input></text:span><text:span text:style-name="T88"><text:text-input text:description="&lt;if test=&quot;o.document_letter_id.name in [ 'B','C']&quot;&gt;">IF B</text:text-input></text:span><text:span text:style-name="T88"><text:text-input text:description="&lt;formatLang(get_subtotal(page['previus_list_page'],'price_total'))&gt;">subtotal</text:text-input></text:span><text:span text:style-name="T88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9">IMPUESTOS</text:p>
          </table:table-cell>
          <table:table-cell table:style-name="Table8.C2" office:value-type="string">
            <text:p text:style-name="P24">Base</text:p>
          </table:table-cell>
          <table:table-cell table:style-name="Table8.D2" office:value-type="string">
            <text:p text:style-name="P24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0"><text:text-input text:description="&lt;for each=&quot;line in o.report_tax_line_ids&quot;&gt;">For each line</text:text-input></text:p>
            <text:p text:style-name="P52"><text:text-input text:description="&lt;line.tax_id.description&gt;">IVA 21%</text:text-input></text:p>
            <text:p text:style-name="P51"><text:text-input text:description="&lt;/for&gt;">End For</text:text-input></text:p>
          </table:table-cell>
          <table:table-cell table:style-name="Table8.C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base)&gt;">200,5</text:text-input></text:p>
            <text:p text:style-name="P22"><text:text-input text:description="&lt;/for&gt;">End For</text:text-input></text:p>
          </table:table-cell>
          <table:table-cell table:style-name="Table8.D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amount)&gt;">99.999,99</text:text-input></text:p>
            <text:p text:style-name="P22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8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53"/>
          </table:table-cell>
          <table:table-cell table:style-name="Table8.D4" office:value-type="string">
            <text:p text:style-name="P19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4"><text:span text:style-name="T53">Son: </text:span><text:span text:style-name="T53"><text:placeholder text:placeholder-type="text">&lt;o.currency_id.name or o.company_id.currency_id.name&gt;</text:placeholder></text:span><text:span text:style-name="T53"><text:s/></text:span><text:span text:style-name="T53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5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6"><draw:frame draw:style-name="fr1" draw:name="image: asimage(o.afip_barcode_img)" text:anchor-type="paragraph" svg:y="0.032cm" svg:width="5.918cm" draw:z-index="0"><draw:text-box fo:min-height="0.855cm"><text:p text:style-name="P56"/></draw:text-box></draw:frame></text:p>
          </table:table-cell>
        </table:table-row>
        <table:table-row table:style-name="Table2.3">
          <table:table-cell table:style-name="Table2.A2" office:value-type="string">
            <text:p text:style-name="P26"><text:placeholder text:placeholder-type="text">&lt;o.afip_barcode&gt;</text:placeholder></text:p>
          </table:table-cell>
        </table:table-row>
      </table:table>
      <text:p text:style-name="P16"/>
      <text:p text:style-name="P10"><text:s/><text:text-input text:description="&lt;if test=&quot;page['new_page']==1&quot;&gt;">IF2</text:text-input></text:p>
      <text:p text:style-name="P25"/>
      <text:p text:style-name="P9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6T13:29:05.011194730</dc:date>
    <meta:editing-duration>P3DT20H40M32S</meta:editing-duration>
    <meta:editing-cycles>787</meta:editing-cycles>
    <meta:generator>LibreOffice/6.4.6.2$Linux_X86_64 LibreOffice_project/40$Build-2</meta:generator>
    <meta:document-statistic meta:table-count="4" meta:image-count="0" meta:object-count="0" meta:page-count="3" meta:paragraph-count="92" meta:word-count="517" meta:character-count="3195" meta:non-whitespace-character-count="2970"/>
  </office:meta>
</office:document-meta>
</file>